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Sampler.writeReques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apSampler.setXml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setSOAP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getXm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getContent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apSampler.getSOAP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setURLData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sample( URL url , String method , boolean areFollowingRedirect , int frameDep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SoapSampler.isRepea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getXml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setPostHeaders( PostMethod po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apSampler.sendPostData( PostMethod post , final int leng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oapSampler.getSendSOAP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getSOAPActionQuo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Sampler.getURL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setSendSOAPAction( boolea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.setXml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